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vant Garde" svg:font-family="'Avant Garde', 'Century Gothic'"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style:font-name="Helvetica" fo:font-size="11pt" fo:language="en" fo:country="GB" style:font-size-asian="11pt" style:language-complex="ar" style:country-complex="SA" style:font-weight-complex="bold"/>
    </style:style>
    <style:style style:name="P2" style:family="paragraph" style:parent-style-name="Text_20_body">
      <style:paragraph-properties fo:margin-left="0cm" fo:margin-right="0cm" fo:text-align="center" style:justify-single-word="false" fo:text-indent="0cm" style:auto-text-indent="false"/>
      <style:text-properties style:font-name="Helvetica" fo:font-size="11pt" fo:language="en" fo:country="GB" style:font-size-asian="11pt" style:language-complex="ar" style:country-complex="SA" style:font-weight-complex="bold"/>
    </style:style>
    <style:style style:name="P3" style:family="paragraph" style:parent-style-name="Text_20_body">
      <style:paragraph-properties fo:margin-left="0cm" fo:margin-right="0cm" fo:text-indent="0cm" style:auto-text-indent="false" fo:padding="0.074cm" fo:border-left="none" fo:border-right="none" fo:border-top="none" fo:border-bottom="0.035cm solid #000000" style:join-border="false"/>
      <style:text-properties style:font-name="Helvetica" fo:font-size="11pt" fo:language="en" fo:country="GB" style:font-size-asian="11pt" style:language-complex="ar" style:country-complex="SA" style:font-weight-complex="bold"/>
    </style:style>
    <style:style style:name="P4" style:family="paragraph" style:parent-style-name="Heading_20_1">
      <style:text-properties style:font-name="Helvetica" fo:font-size="11pt" fo:language="en" fo:country="GB" style:font-size-asian="11pt" style:language-complex="ar" style:country-complex="SA" style:font-weight-complex="bold"/>
    </style:style>
    <style:style style:name="T1" style:family="text">
      <style:text-properties style:font-name="Helvetica"/>
    </style:style>
    <style:style style:name="T2" style:family="text">
      <style:text-properties fo:font-size="11pt"/>
    </style:style>
    <style:style style:name="T3" style:family="text">
      <style:text-properties fo:language="en" fo:country="GB"/>
    </style:style>
    <style:style style:name="T4" style:family="text">
      <style:text-properties style:font-size-asian="11pt"/>
    </style:style>
    <style:style style:name="T5" style:family="text">
      <style:text-properties style:language-complex="ar" style:country-complex="SA"/>
    </style:style>
    <style:style style:name="T6" style:family="text">
      <style:text-properties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mission to use and the recordings</text:h>
      <text:p text:style-name="Standard"/>
      <text:p text:style-name="P1">I,</text:p>
      <text:p text:style-name="P1"/>
      <text:p text:style-name="P3"/>
      <text:p text:style-name="P2">(full name and address)</text:p>
      <text:p text:style-name="P2"/>
      <text:p text:style-name="P2">as the speaker of the following Recordings:</text:p>
      <text:p text:style-name="P2"/>
      <text:p text:style-name="P3"/>
      <text:p text:style-name="P2">(description of the recordings)</text:p>
      <text:p text:style-name="P1">hereby grant to the German Research Centre for Artificial Intelligence (DFKI GmbH), Stuhlsatzenhausweg 3, 66123 Saarbrücken, Germany (“DFKI”), the irrevocable right to use and distribute the Recordings as follows.</text:p>
      <text:p text:style-name="P1">DFKI has the right to store the Recordings indefinitely, to process the Recordings in any way, and to make the Recordings and any derived data or products available to third parties without limitation and for any purpose.</text:p>
      <text:p text:style-name="P1">In particular, I agree to DFKI using the Recordings for the creation of text-to-speech synthesis voices that are capable of speaking arbitrary text with a voice resembling my natural voice. These voices may be made publicly available, for example as part of the open-source MARY TTS speech synthesis system.</text:p>
      <text:p text:style-name="P1"/>
      <text:p text:style-name="P1"/>
      <text:p text:style-name="P1">________________________<text:tab/><text:tab/><text:tab/><text:tab/><text:tab/>_____________________</text:p>
      <text:p text:style-name="P1"><text:tab/>(date and place)<text:tab/><text:tab/><text:tab/><text:tab/><text:tab/><text:tab/><text:tab/>(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vant Garde" svg:font-family="'Avant Garde', 'Century Gothic'"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039cm" fo:text-align="justify" style:justify-single-word="false" fo:text-indent="0cm" style:auto-text-indent="false" fo:keep-with-next="always"/>
      <style:text-properties style:font-name="Avant Garde"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 Schröder</meta:initial-creator>
    <meta:creation-date>2009-07-22T13:49:40</meta:creation-date>
    <dc:date>2009-07-22T13:59:38</dc:date>
    <dc:creator>Marc Schröder</dc:creator>
    <meta:editing-duration>PT00H09M59S</meta:editing-duration>
    <meta:editing-cycles>5</meta:editing-cycles>
    <meta:generator>OpenOffice.org/3.1$Unix OpenOffice.org_project/310m11$Build-9399</meta:generator>
    <meta:document-statistic meta:table-count="0" meta:image-count="0" meta:object-count="0" meta:page-count="1" meta:paragraph-count="10" meta:word-count="143" meta:character-count="961"/>
  </office:meta>
</office:document-meta>
</file>